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071cm" text:min-label-width="1.39cm"/>
      </text:list-level-style-number>
      <text:list-level-style-number text:level="3" text:style-name="Numbering_20_Symbols" style:num-prefix=" " style:num-suffix=")" style:num-format="a">
        <style:list-level-properties text:space-before="1.905cm" text:min-label-width="1.09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ticket selling system overview</text:p>
      <text:p text:style-name="P2"/>
      <text:list text:style-name="L1">
        <text:list-header>
          <text:p text:style-name="P4">Приложението представлява система за продажва на автобусни билети он-лайн. Следните основни характеристики трябва да бъдат поддържани:</text:p>
          <text:p text:style-name="P4"/>
        </text:list-header>
        <text:list-item>
          <text:p text:style-name="P5"><text:s/>Административен панел</text:p>
          <text:list>
            <text:list-item>
              <text:p text:style-name="P4"><text:s/>достъп на различни потребители от различни организации (фирми-превозвачи). Регистриране с избор на организация, към която да бъде регистрацията.</text:p>
            </text:list-item>
            <text:list-item>
              <text:p text:style-name="P4"><text:s/>нива на достъп – разрешено добавяне/модифициране на маршрути и отбелязване на закупен билет в системата. Администратор с права за одобряване на нови потребители на фирмата. </text:p>
            </text:list-item>
            <text:list-item>
              <text:p text:style-name="P4"><text:s/>добавяне на маршрути:</text:p>
              <text:list>
                <text:list-item>
                  <text:p text:style-name="P4">добавяне на маршрут от точка А до точка Б, с възможност за междинни спирки. Посочване на приблизително време на потегляне и пристигане от/на всяка спирка.</text:p>
                </text:list-item>
                <text:list-item>
                  <text:p text:style-name="P4">определеняне различни курсове обслужващи един маршрут (ден от седмицата и час). </text:p>
                </text:list-item>
                <text:list-item>
                  <text:p text:style-name="P4">добавяне на извънредни курсове / маршрути (с фиксирани дата и час, необвързани с предишно въведено разписание)</text:p>
                </text:list-item>
                <text:list-item>
                  <text:p text:style-name="P4">определене цените на билетите за даден маршрут, м/у междинни/крайни спирки. Ако не е посочена цена м/у две междинни спирки, то превозвачът не качва пътници за този подмаршрут.</text:p>
                </text:list-item>
                <text:list-item>
                  <text:p text:style-name="P4">определяне броя места в автобуса, както и евентуално нестандартно разрпеделение на номерата (напр. четни – до прозорец, нечетни – до пътека, и др.)</text:p>
                </text:list-item>
                <text:list-item>
                  <text:p text:style-name="P4">настройване на намаления (в процент / в абсолютна стойност)</text:p>
                </text:list-item>
                <text:list-item>
                  <text:p text:style-name="P4">настройване на възможност за двупосочни билети</text:p>
                </text:list-item>
                <text:list-item>
                  <text:p text:style-name="P4">настройване на възможност за избор на място. В случай, че системата се използва паралелно със вътрешно-фирмена система, тази опция е логично да е недостъпна за потребителите.</text:p>
                </text:list-item>
                <text:list-item>
                  <text:p text:style-name="P4">Маркиране на линия като 'сезонна' (напр. само през лятото) с начална и крайна дата на сезона</text:p>
                </text:list-item>
                <text:list-item>
                  <text:p text:style-name="P4">Процентни намаления за цялата фирма</text:p>
                </text:list-item>
                <text:list-item>
                  <text:p text:style-name="P4">Добавяне на карта (google maps) за всяка спирка</text:p>
                  <text:list>
                    <text:list-header>
                      <text:p text:style-name="P4"/>
                    </text:list-header>
                  </text:list>
                </text:list-item>
              </text:list>
            </text:list-item>
            <text:list-item>
              <text:p text:style-name="P4">отбелязване на закупен билет</text:p>
              <text:list>
                <text:list-item>
                  <text:p text:style-name="P4">с идея да бъде използван на компютри, поставени с бюрата за продажба на билети.</text:p>
                </text:list-item>
                <text:list-item>
                  <text:p text:style-name="P4">отбелязване на заето място (с попълване на цена – редовен/с намаление)</text:p>
                </text:list-item>
                <text:list-item>
                  <text:p text:style-name="P4">разпечатване на билет (?) с <text:span text:style-name="T1">уникален идентификатор от системата.</text:span></text:p>
                </text:list-item>
                <text:list-item>
                  <text:p text:style-name="P4">възможност за форматиране на билет чрез template. (?)</text:p>
                </text:list-item>
                <text:list-item>
                  <text:p text:style-name="P4">двупосочен билет</text:p>
                </text:list-item>
                <text:list-item>
                  <text:p text:style-name="P4">уведомяване на системата, че няма повече свободни места, в случай, че системата се използва паралелно с вътрешно-фирмена система.</text:p>
                  <text:list>
                    <text:list-header>
                      <text:p text:style-name="P4"/>
                    </text:list-header>
                  </text:list>
                </text:list-item>
              </text:list>
            </text:list-item>
            <text:list-item>
              <text:p text:style-name="P4">разпечатване на пътен лист – разпечатване на всички закупени билети, с техните номера – както тези, продадени на каса (ако фирмата няма вътрешна система), така и тези, закупени он-лайн – с цел предаване в автобуса и проверка на пътниците.</text:p>
              <text:p text:style-name="P4"/>
            </text:list-item>
            <text:list-item>
              <text:p text:style-name="P4">статистика на курсовете – използвани места, закупени билети онлйан и др. <text:soft-page-break/>Графики.</text:p>
              <text:p text:style-name="P4"/>
            </text:list-item>
            <text:list-item>
              <text:p text:style-name="P4">Desktop-приложение за нотификация, + възможност за sms нотификация при закупуване на билет през системата.</text:p>
            </text:list-item>
            <text:list-item>
              <text:p text:style-name="P4">Съобщения за промоции – изпращане на съобщения до потребители (които са отбелязали, че желаят да получават промоции)</text:p>
              <text:list>
                <text:list-header>
                  <text:p text:style-name="P4"/>
                </text:list-header>
              </text:list>
            </text:list-item>
          </text:list>
        </text:list-item>
        <text:list-item>
          <text:p text:style-name="P5"><text:s/>Клиентски портал</text:p>
          <text:list>
            <text:list-item>
              <text:p text:style-name="P4">регистрация – регистриране и попълване на данни, които автоматично се изпращат при закупуване на билет. Регистрацията е задължителна за закупуване на билет, с цел предотвратяване на проблеми произтичащи от интернет свързаността - всеки потребител ще може да отвори страницата за печат на вече закупен билет (напр. в случай, че връзката прекъсне в момента на зареждане на тази страница).</text:p>
            </text:list-item>
            <text:list-item>
              <text:p text:style-name="P4">история – регистрираните потребители разполагат с история на своите закупени билети (вж. предната точка)</text:p>
            </text:list-item>
            <text:list-item>
              <text:p text:style-name="P4">търсене на маршрут и курс. Това става в цялата база данни, включвайки всички превозвачи използващи системата. Подреждането, при пълно съвпадение на критериите е на случаен принцип.</text:p>
            </text:list-item>
            <text:list-item>
              <text:p text:style-name="P4">проверка на наличните свободни места в автобуса.</text:p>
            </text:list-item>
            <text:list-item>
              <text:p text:style-name="P4">проверка дали даден номер на билет е бил регистриран в системата (с цел проверка на билети за командировъчни)</text:p>
            </text:list-item>
            <text:list-item>
              <text:p text:style-name="P4">закупуване на билет</text:p>
              <text:list>
                <text:list-item>
                  <text:p text:style-name="P4">посочване на начална и крайна спирка за маршрута.</text:p>
                </text:list-item>
                <text:list-item>
                  <text:p text:style-name="P4">без възможност за намаление, поради невъзможността за он-лайн идентифициране на критериите за намаление (?)</text:p>
                </text:list-item>
                <text:list-item>
                  <text:p text:style-name="P4">попълване на лични данни (регистрация или вход)</text:p>
                </text:list-item>
                <text:list-item>
                  <text:p text:style-name="P4">избор на място в автобуса (възможност за избор на случайно място). В случай че тази опция е забранена, място не се избира (записва се 0)</text:p>
                </text:list-item>
                <text:list-item>
                  <text:p text:style-name="P4">след попълненване на гореспоменатите данни, предстои плащане. Три варианта:</text:p>
                  <text:list>
                    <text:list-item>
                      <text:p text:style-name="P4">през ePay.bg</text:p>
                    </text:list-item>
                    <text:list-item>
                      <text:p text:style-name="P4">през eBG.bg</text:p>
                    </text:list-item>
                    <text:list-item>
                      <text:p text:style-name="P4">с кредитна карта (?) (PayPal, WorldPay, ??)</text:p>
                    </text:list-item>
                  </text:list>
                </text:list-item>
                <text:list-item>
                  <text:p text:style-name="P4">при започване на процедурата за плащане, започва транзакция, която заключва избраното място. Ако в момент преди започване на транзакцията мястото вече е заето, но потребителят е избрал 'случайно място', то се избира ново, свободно, случайно място. В противен случай системата предлага нов избор.</text:p>
                </text:list-item>
                <text:list-item>
                  <text:p text:style-name="P4">при завършване на плащането, транзакцията се commit-ва. При неуспешно плащане – rollback.</text:p>
                </text:list-item>
                <text:list-item>
                  <text:p text:style-name="P4">Транзакцията няма да се осъществява на database ниво, с цел предотвратяване на продължителни заключвания и други проблеми. Вместо това при избор на място, ще се добавя, с флаг “committed=false”. При rollback записът се трие. При commit се променя стойността на флага. Rollback трябва да се случва и след определен timeout (напр. изтичане на http сесията).</text:p>
                </text:list-item>
                <text:list-item>
                  <text:p text:style-name="P4">След успешно приключване на плащането (и commit на транзакцията) на потребителя се показва екран за разпечатване на билет, с уникален идентификатор от системата. Също така се изпраща email на потребителя, съдържащ информация за билета му. Възможност за получаване на номера на sms, като това се добавя към цената на билета. Отбелязва се преди <text:soft-page-break/>извършване на плащането.</text:p>
                  <text:p text:style-name="P4"/>
                </text:list-item>
              </text:list>
            </text:list-item>
            <text:list-item>
              <text:p text:style-name="P4">Настройване на фирми, от които да се получават съобщения за промоции</text:p>
            </text:list-item>
          </text:list>
        </text:list-item>
      </text:list>
      <text:p text:style-name="P3"/>
      <text:list text:style-name="L1" text:continue-numbering="true">
        <text:list-item>
          <text:p text:style-name="P5">Главен административен панел</text:p>
          <text:list>
            <text:list-item>
              <text:p text:style-name="P4">Главният административен панел е предназначен за собственика на системата.</text:p>
            </text:list-item>
            <text:list-item>
              <text:p text:style-name="P4">Организации се регистрират през административния панел (стандартния), но получават активация само след сключване на договор. При неизплащане на месечните си задължения, биват временно деактивирани. 1-вият месец е безплатен.</text:p>
            </text:list-item>
            <text:list-item>
              <text:p text:style-name="P4">Възможност за преглед на организации и техните задължения. Отбелязване на изплатени задължения. Разпечатване на фактури.</text:p>
            </text:list-item>
            <text:list-item>
              <text:p text:style-name="P4">Статистика за системата</text:p>
              <text:p text:style-name="P4"/>
            </text:list-item>
          </text:list>
        </text:list-item>
        <text:list-item>
          <text:p text:style-name="P5">Уникален идентификатор</text:p>
          <text:list>
            <text:list-item>
              <text:p text:style-name="P4">Уникалният идентификатор се генерира за всеки билет. В образуването вземат участие фирмата (1-вите цифри), маршрута (2-рите), курса (3-тите), датата (4-тите) и случайно число (4-6 цифрено) (5-тите). 3-тите и 4-тите цифри е нужно да бъдат е неявен вид с цел предотвратяване на злоупотреби.</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main" style:family="paragraph" style:parent-style-name="Contents_20_Heading" style:class="index"/>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Bozhidar Bozhanov</dc:creator>
    <dc:date>2009-08-09T19:13:12</dc:date>
    <meta:editing-cycles>79</meta:editing-cycles>
    <meta:editing-duration>P3DT16H10M32S</meta:editing-duration>
    <meta:user-defined meta:name="Info 1"/>
    <meta:user-defined meta:name="Info 2"/>
    <meta:user-defined meta:name="Info 3"/>
    <meta:user-defined meta:name="Info 4"/>
    <meta:document-statistic meta:table-count="0" meta:image-count="0" meta:object-count="0" meta:page-count="3" meta:paragraph-count="55" meta:word-count="874" meta:character-count="5929"/>
  </office:meta>
</office:document-meta>
</file>